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4344" calcext:value-type="float">
            <text:p>22.5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2776" calcext:value-type="float">
            <text:p>22.97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73488" calcext:value-type="float">
            <text:p>22.57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88728" calcext:value-type="float">
            <text:p>22.58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1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200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7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207</text:p>
          </table:table-cell>
          <table:table-cell office:value-type="string" calcext:value-type="string">
            <text:p>TWDB:1014207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